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13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4535in" style:rel-column-width="653*"/>
    </style:style>
    <style:style style:name="Table1.B" style:family="table-column">
      <style:table-column-properties style:column-width="2.1056in" style:rel-column-width="3032*"/>
    </style:style>
    <style:style style:name="Table1.C" style:family="table-column">
      <style:table-column-properties style:column-width="3.3785in" style:rel-column-width="4865*"/>
    </style:style>
    <style:style style:name="Table1.D" style:family="table-column">
      <style:table-column-properties style:column-width="2.5625in" style:rel-column-width="3690*"/>
    </style:style>
    <style:style style:name="Table1.E" style:family="table-column">
      <style:table-column-properties style:column-width="1.5764in" style:rel-column-width="2270*"/>
    </style:style>
    <style:style style:name="Table1.F" style:family="table-column">
      <style:table-column-properties style:column-width="0.675in" style:rel-column-width="972*"/>
    </style:style>
    <style:style style:name="Table1.G" style:family="table-column">
      <style:table-column-properties style:column-width="0.1729in" style:rel-column-width="249*"/>
    </style:style>
    <style:style style:name="Table1.S" style:family="table-column">
      <style:table-column-properties style:column-width="0.1736in" style:rel-column-width="250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middle" fo:padding="0.0382in" fo:border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3" style:family="table-row">
      <style:table-row-properties style:min-row-height="0.3681in"/>
    </style:style>
    <style:style style:name="Table1.C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3" style:family="table-cell">
      <style:table-cell-properties style:vertical-align="middle" fo:background-color="#62c4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4792in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style:vertical-align="middle" fo:background-color="#0072e4" fo:padding="0.0382in" fo:border-left="0.05pt solid #000000" fo:border-right="none" fo:border-top="none" fo:border-bottom="0.05pt solid #000000">
        <style:background-image/>
      </style:table-cell-properties>
    </style:style>
    <style:style style:name="Table1.J5" style:family="table-cell">
      <style:table-cell-properties style:vertical-align="middle" fo:background-color="#ffffff" fo:padding="0.0382in" fo:border-left="0.05pt solid #000000" fo:border-right="none" fo:border-top="none" fo:border-bottom="0.05pt solid #000000">
        <style:background-image/>
      </style:table-cell-properties>
    </style:style>
    <style:style style:name="Table1.S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4444in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7" style:family="table-cell">
      <style:table-cell-properties style:vertical-align="middle" fo:background-color="#caca00" fo:padding="0.0382in" fo:border-left="0.05pt solid #000000" fo:border-right="none" fo:border-top="none" fo:border-bottom="0.05pt solid #000000">
        <style:background-image/>
      </style:table-cell-properties>
    </style:style>
    <style:style style:name="Table1.S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0.4306in" fo:background-color="transparent" fo:keep-together="auto">
        <style:background-image/>
      </style:table-row-properties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M9" style:family="table-cell">
      <style:table-cell-properties style:vertical-align="middle" fo:background-color="#c46200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S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375in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H11" style:family="table-cell">
      <style:table-cell-properties style:vertical-align="middle" fo:background-color="#00caca" fo:padding="0.0382in" fo:border-left="0.05pt solid #000000" fo:border-right="none" fo:border-top="none" fo:border-bottom="0.05pt solid #000000">
        <style:background-image/>
      </style:table-cell-properties>
    </style:style>
    <style:style style:name="Table1.I11" style:family="table-cell">
      <style:table-cell-properties style:vertical-align="middle" fo:background-color="#00caca" fo:padding="0.0382in" fo:border-left="0.05pt solid #000000" fo:border-right="none" fo:border-top="none" fo:border-bottom="0.05pt solid #000000">
        <style:background-image/>
      </style:table-cell-properties>
    </style:style>
    <style:style style:name="Table1.J11" style:family="table-cell">
      <style:table-cell-properties style:vertical-align="middle" fo:background-color="#00caca" fo:padding="0.0382in" fo:border-left="0.05pt solid #000000" fo:border-right="none" fo:border-top="none" fo:border-bottom="0.05pt solid #000000">
        <style:background-image/>
      </style:table-cell-properties>
    </style:style>
    <style:style style:name="Table1.K11" style:family="table-cell">
      <style:table-cell-properties style:vertical-align="middle" fo:background-color="#00caca" fo:padding="0.0382in" fo:border-left="0.05pt solid #000000" fo:border-right="none" fo:border-top="none" fo:border-bottom="0.05pt solid #000000">
        <style:background-image/>
      </style:table-cell-properties>
    </style:style>
    <style:style style:name="Table1.S1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4028in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G13" style:family="table-cell">
      <style:table-cell-properties style:vertical-align="middle" fo:background-color="#62c400" fo:padding="0.0382in" fo:border-left="0.05pt solid #000000" fo:border-right="none" fo:border-top="none" fo:border-bottom="0.05pt solid #000000">
        <style:background-image/>
      </style:table-cell-properties>
    </style:style>
    <style:style style:name="Table1.H13" style:family="table-cell">
      <style:table-cell-properties style:vertical-align="middle" fo:background-color="#62c400" fo:padding="0.0382in" fo:border-left="0.05pt solid #000000" fo:border-right="none" fo:border-top="none" fo:border-bottom="0.05pt solid #000000">
        <style:background-image/>
      </style:table-cell-properties>
    </style:style>
    <style:style style:name="Table1.I13" style:family="table-cell">
      <style:table-cell-properties style:vertical-align="middle" fo:background-color="#62c400" fo:padding="0.0382in" fo:border-left="0.05pt solid #000000" fo:border-right="none" fo:border-top="none" fo:border-bottom="0.05pt solid #000000">
        <style:background-image/>
      </style:table-cell-properties>
    </style:style>
    <style:style style:name="Table1.J13" style:family="table-cell">
      <style:table-cell-properties style:vertical-align="middle" fo:background-color="#62c400" fo:padding="0.0382in" fo:border-left="0.05pt solid #000000" fo:border-right="none" fo:border-top="none" fo:border-bottom="0.05pt solid #000000">
        <style:background-image/>
      </style:table-cell-properties>
    </style:style>
    <style:style style:name="Table1.K13" style:family="table-cell">
      <style:table-cell-properties style:vertical-align="middle" fo:background-color="#62c400" fo:padding="0.0382in" fo:border-left="0.05pt solid #000000" fo:border-right="none" fo:border-top="none" fo:border-bottom="0.05pt solid #000000">
        <style:background-image/>
      </style:table-cell-properties>
    </style:style>
    <style:style style:name="Table1.L13" style:family="table-cell">
      <style:table-cell-properties style:vertical-align="middle" fo:background-color="#62c400" fo:padding="0.0382in" fo:border-left="0.05pt solid #000000" fo:border-right="none" fo:border-top="none" fo:border-bottom="0.05pt solid #000000">
        <style:background-image/>
      </style:table-cell-properties>
    </style:style>
    <style:style style:name="Table1.M13" style:family="table-cell">
      <style:table-cell-properties style:vertical-align="middle" fo:background-color="#62c400" fo:padding="0.0382in" fo:border-left="0.05pt solid #000000" fo:border-right="none" fo:border-top="none" fo:border-bottom="0.05pt solid #000000">
        <style:background-image/>
      </style:table-cell-properties>
    </style:style>
    <style:style style:name="Table1.N13" style:family="table-cell">
      <style:table-cell-properties style:vertical-align="middle" fo:background-color="#62c400" fo:padding="0.0382in" fo:border-left="0.05pt solid #000000" fo:border-right="none" fo:border-top="none" fo:border-bottom="0.05pt solid #000000">
        <style:background-image/>
      </style:table-cell-properties>
    </style:style>
    <style:style style:name="Table1.S1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G14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J15" style:family="table-cell">
      <style:table-cell-properties style:vertical-align="middle" fo:background-color="#00e472" fo:padding="0.0382in" fo:border-left="0.05pt solid #000000" fo:border-right="none" fo:border-top="none" fo:border-bottom="0.05pt solid #000000">
        <style:background-image/>
      </style:table-cell-properties>
    </style:style>
    <style:style style:name="Table1.K15" style:family="table-cell">
      <style:table-cell-properties style:vertical-align="middle" fo:background-color="#00e472" fo:padding="0.0382in" fo:border-left="0.05pt solid #000000" fo:border-right="none" fo:border-top="none" fo:border-bottom="0.05pt solid #000000">
        <style:background-image/>
      </style:table-cell-properties>
    </style:style>
    <style:style style:name="Table1.L15" style:family="table-cell">
      <style:table-cell-properties style:vertical-align="middle" fo:background-color="#00e472" fo:padding="0.0382in" fo:border-left="0.05pt solid #000000" fo:border-right="none" fo:border-top="none" fo:border-bottom="0.05pt solid #000000">
        <style:background-image/>
      </style:table-cell-properties>
    </style:style>
    <style:style style:name="Table1.M15" style:family="table-cell">
      <style:table-cell-properties style:vertical-align="middle" fo:background-color="#00e472" fo:padding="0.0382in" fo:border-left="0.05pt solid #000000" fo:border-right="none" fo:border-top="none" fo:border-bottom="0.05pt solid #000000">
        <style:background-image/>
      </style:table-cell-properties>
    </style:style>
    <style:style style:name="Table1.N15" style:family="table-cell">
      <style:table-cell-properties style:vertical-align="middle" fo:background-color="#00e472" fo:padding="0.0382in" fo:border-left="0.05pt solid #000000" fo:border-right="none" fo:border-top="none" fo:border-bottom="0.05pt solid #000000">
        <style:background-image/>
      </style:table-cell-properties>
    </style:style>
    <style:style style:name="Table1.O15" style:family="table-cell">
      <style:table-cell-properties style:vertical-align="middle" fo:background-color="#00e472" fo:padding="0.0382in" fo:border-left="0.05pt solid #000000" fo:border-right="none" fo:border-top="none" fo:border-bottom="0.05pt solid #000000">
        <style:background-image/>
      </style:table-cell-properties>
    </style:style>
    <style:style style:name="Table1.P15" style:family="table-cell">
      <style:table-cell-properties style:vertical-align="middle" fo:background-color="#00e472" fo:padding="0.0382in" fo:border-left="0.05pt solid #000000" fo:border-right="none" fo:border-top="none" fo:border-bottom="0.05pt solid #000000">
        <style:background-image/>
      </style:table-cell-properties>
    </style:style>
    <style:style style:name="Table1.Q15" style:family="table-cell">
      <style:table-cell-properties style:vertical-align="middle" fo:background-color="#00e472" fo:padding="0.0382in" fo:border-left="0.05pt solid #000000" fo:border-right="none" fo:border-top="none" fo:border-bottom="0.05pt solid #000000">
        <style:background-image/>
      </style:table-cell-properties>
    </style:style>
    <style:style style:name="Table1.S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G16" style:family="table-cell">
      <style:table-cell-properties style:vertical-align="middle" fo:background-color="#ff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Droid Sans" fo:font-size="6pt" fo:language="es" fo:country="VE" officeooo:rsid="001b1492" officeooo:paragraph-rsid="001b1492" style:font-size-asian="6pt" style:font-size-complex="6pt"/>
    </style:style>
    <style:style style:name="P2" style:family="paragraph" style:parent-style-name="Standard">
      <style:text-properties style:font-name="Droid Sans" fo:font-size="6pt" fo:language="es" fo:country="VE" officeooo:rsid="001d6c51" officeooo:paragraph-rsid="001d6c51" style:font-size-asian="6pt" style:font-size-complex="6pt"/>
    </style:style>
    <style:style style:name="P3" style:family="paragraph" style:parent-style-name="Standard">
      <style:text-properties style:font-name="Droid Sans" fo:language="es" fo:country="VE" fo:font-weight="bold" officeooo:rsid="0020a5b2" officeooo:paragraph-rsid="0020a5b2" style:font-weight-asian="bold" style:font-weight-complex="bold"/>
    </style:style>
    <style:style style:name="P4" style:family="paragraph" style:parent-style-name="Standard">
      <style:text-properties fo:language="es" fo:country="VE"/>
    </style:style>
    <style:style style:name="P5" style:family="paragraph" style:parent-style-name="Standard">
      <style:text-properties fo:language="es" fo:country="VE" officeooo:paragraph-rsid="001b1492"/>
    </style:style>
    <style:style style:name="P6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8pt" fo:language="es" fo:country="VE" fo:font-weight="bold" officeooo:rsid="0010c6e6" officeooo:paragraph-rsid="001b1492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8pt" fo:language="es" fo:country="VE" fo:font-weight="bold" officeooo:rsid="001030bd" officeooo:paragraph-rsid="001b1492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8pt" fo:language="es" fo:country="VE" fo:font-weight="bold" officeooo:rsid="001d6c51" officeooo:paragraph-rsid="001d6c51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fo:font-weight="bold" officeooo:rsid="000ae32e" officeooo:paragraph-rsid="001b1492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0ae32e" officeooo:paragraph-rsid="001b1492" style:font-size-asian="9pt" style:font-size-complex="9pt"/>
    </style:style>
    <style:style style:name="P11" style:family="paragraph" style:parent-style-name="Table_20_Contents" style:list-style-name="L1">
      <style:paragraph-properties fo:line-height="115%" style:writing-mode="page"/>
      <style:text-properties style:font-name="Droid Sans" fo:font-size="9pt" fo:language="es" fo:country="VE" officeooo:rsid="000ae32e" officeooo:paragraph-rsid="001b1492" style:font-size-asian="9pt" style:font-size-complex="9pt"/>
    </style:style>
    <style:style style:name="P12" style:family="paragraph" style:parent-style-name="Table_20_Contents">
      <style:paragraph-properties fo:line-height="115%" fo:text-align="start" style:justify-single-word="false" style:writing-mode="page"/>
      <style:text-properties style:font-name="Droid Sans" fo:font-size="9pt" fo:language="es" fo:country="VE" officeooo:rsid="000ae32e" officeooo:paragraph-rsid="001b1492" style:font-size-asian="9pt" style:font-size-complex="9pt"/>
    </style:style>
    <style:style style:name="P13" style:family="paragraph" style:parent-style-name="Table_20_Contents" style:list-style-name="L8">
      <style:paragraph-properties fo:line-height="115%" style:writing-mode="page"/>
      <style:text-properties style:font-name="Droid Sans" fo:font-size="9pt" fo:language="es" fo:country="VE" officeooo:rsid="000ae32e" officeooo:paragraph-rsid="001b1492" style:font-size-asian="9pt" style:font-size-complex="9pt"/>
    </style:style>
    <style:style style:name="P14" style:family="paragraph" style:parent-style-name="Table_20_Contents" style:list-style-name="L9">
      <style:paragraph-properties fo:line-height="115%" style:writing-mode="page"/>
      <style:text-properties style:font-name="Droid Sans" fo:font-size="9pt" fo:language="es" fo:country="VE" officeooo:rsid="000ae32e" officeooo:paragraph-rsid="001b1492" style:font-size-asian="9pt" style:font-size-complex="9pt"/>
    </style:style>
    <style:style style:name="P15" style:family="paragraph" style:parent-style-name="Table_20_Contents" style:list-style-name="L11">
      <style:paragraph-properties fo:line-height="115%" style:writing-mode="page"/>
      <style:text-properties style:font-name="Droid Sans" fo:font-size="9pt" fo:language="es" fo:country="VE" officeooo:rsid="000ae32e" officeooo:paragraph-rsid="001b1492" style:font-size-asian="9pt" style:font-size-complex="9pt"/>
    </style:style>
    <style:style style:name="P16" style:family="paragraph" style:parent-style-name="Table_20_Contents">
      <style:paragraph-properties fo:line-height="115%" style:writing-mode="page"/>
      <style:text-properties style:font-name="Droid Sans" fo:font-size="9pt" fo:language="es" fo:country="VE" officeooo:rsid="000ae32e" officeooo:paragraph-rsid="001b1492" style:font-size-asian="9pt" style:font-size-complex="9pt"/>
    </style:style>
    <style:style style:name="P17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0cd1cc" officeooo:paragraph-rsid="001b1492" style:font-size-asian="9pt" style:font-size-complex="9pt"/>
    </style:style>
    <style:style style:name="P18" style:family="paragraph" style:parent-style-name="Table_20_Contents">
      <loext:graphic-properties draw:fill="solid" draw:fill-color="#ffffff" draw:opacity="100%"/>
      <style:paragraph-properties fo:line-height="115%" fo:text-align="center" style:justify-single-word="false" fo:background-color="#ffffff" style:writing-mode="page"/>
      <style:text-properties style:font-name="Droid Sans" fo:font-size="9pt" fo:language="es" fo:country="VE" officeooo:rsid="000cd1cc" officeooo:paragraph-rsid="001b1492" style:font-size-asian="9pt" style:font-size-complex="9pt"/>
    </style:style>
    <style:style style:name="P19" style:family="paragraph" style:parent-style-name="Table_20_Contents">
      <loext:graphic-properties draw:fill="none" draw:fill-color="#ffffff" draw:opacity="100%"/>
      <style:paragraph-properties fo:line-height="115%" fo:text-align="center" style:justify-single-word="false" fo:background-color="transparent" style:writing-mode="page"/>
      <style:text-properties style:font-name="Droid Sans" fo:font-size="9pt" fo:language="es" fo:country="VE" officeooo:rsid="000cd1cc" officeooo:paragraph-rsid="001b1492" style:font-size-asian="9pt" style:font-size-complex="9pt"/>
    </style:style>
    <style:style style:name="P20" style:family="paragraph" style:parent-style-name="Table_20_Contents">
      <style:paragraph-properties fo:line-height="115%" fo:text-align="start" style:justify-single-word="false" style:writing-mode="page"/>
      <style:text-properties style:font-name="Droid Sans" fo:font-size="9pt" fo:language="es" fo:country="VE" officeooo:rsid="000cd1cc" officeooo:paragraph-rsid="001b1492" style:font-size-asian="9pt" style:font-size-complex="9pt"/>
    </style:style>
    <style:style style:name="P21" style:family="paragraph" style:parent-style-name="Table_20_Contents" style:list-style-name="L8">
      <style:paragraph-properties fo:line-height="115%" style:writing-mode="page"/>
      <style:text-properties style:font-name="Droid Sans" fo:font-size="9pt" fo:language="es" fo:country="VE" officeooo:rsid="000cd1cc" officeooo:paragraph-rsid="001b1492" style:font-size-asian="9pt" style:font-size-complex="9pt"/>
    </style:style>
    <style:style style:name="P22" style:family="paragraph" style:parent-style-name="Table_20_Contents" style:list-style-name="L9">
      <style:paragraph-properties fo:line-height="115%" style:writing-mode="page"/>
      <style:text-properties style:font-name="Droid Sans" fo:font-size="9pt" fo:language="es" fo:country="VE" officeooo:rsid="000cd1cc" officeooo:paragraph-rsid="001b1492" style:font-size-asian="9pt" style:font-size-complex="9pt"/>
    </style:style>
    <style:style style:name="P23" style:family="paragraph" style:parent-style-name="Table_20_Contents" style:list-style-name="L11">
      <style:paragraph-properties fo:line-height="115%" style:writing-mode="page"/>
      <style:text-properties style:font-name="Droid Sans" fo:font-size="9pt" fo:language="es" fo:country="VE" officeooo:rsid="000cd1cc" officeooo:paragraph-rsid="001b1492" style:font-size-asian="9pt" style:font-size-complex="9pt"/>
    </style:style>
    <style:style style:name="P24" style:family="paragraph" style:parent-style-name="Table_20_Contents">
      <style:paragraph-properties fo:line-height="115%" style:writing-mode="page"/>
      <style:text-properties style:font-name="Droid Sans" fo:font-size="9pt" fo:language="es" fo:country="VE" officeooo:rsid="000cd1cc" officeooo:paragraph-rsid="001b1492" style:font-size-asian="9pt" style:font-size-complex="9pt"/>
    </style:style>
    <style:style style:name="P25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13fb35" officeooo:paragraph-rsid="001b1492" style:font-size-asian="9pt" style:font-size-complex="9pt"/>
    </style:style>
    <style:style style:name="P26" style:family="paragraph" style:parent-style-name="Table_20_Contents">
      <style:paragraph-properties fo:line-height="115%" fo:text-align="start" style:justify-single-word="false" style:writing-mode="page"/>
      <style:text-properties style:font-name="Droid Sans" fo:font-size="9pt" fo:language="es" fo:country="VE" officeooo:rsid="0013fb35" officeooo:paragraph-rsid="001b1492" style:font-size-asian="9pt" style:font-size-complex="9pt"/>
    </style:style>
    <style:style style:name="P27" style:family="paragraph" style:parent-style-name="Table_20_Contents" style:list-style-name="L10">
      <style:paragraph-properties fo:line-height="115%" style:writing-mode="page"/>
      <style:text-properties style:font-name="Droid Sans" fo:font-size="9pt" fo:language="es" fo:country="VE" officeooo:rsid="0013fb35" officeooo:paragraph-rsid="001b1492" style:font-size-asian="9pt" style:font-size-complex="9pt"/>
    </style:style>
    <style:style style:name="P28" style:family="paragraph" style:parent-style-name="Table_20_Contents">
      <style:paragraph-properties fo:line-height="115%" style:writing-mode="page"/>
      <style:text-properties style:font-name="Droid Sans" fo:font-size="9pt" fo:language="es" fo:country="VE" officeooo:rsid="0013fb35" officeooo:paragraph-rsid="001b1492" style:font-size-asian="9pt" style:font-size-complex="9pt"/>
    </style:style>
    <style:style style:name="P29" style:family="paragraph" style:parent-style-name="Table_20_Contents" style:list-style-name="L10">
      <style:paragraph-properties fo:line-height="115%" style:writing-mode="page"/>
      <style:text-properties style:font-name="Droid Sans" fo:font-size="9pt" fo:language="es" fo:country="VE" officeooo:rsid="001823d8" officeooo:paragraph-rsid="001b1492" style:font-size-asian="9pt" style:font-size-complex="9pt"/>
    </style:style>
    <style:style style:name="P30" style:family="paragraph" style:parent-style-name="Table_20_Contents" style:list-style-name="L11">
      <style:paragraph-properties fo:line-height="115%" style:writing-mode="page"/>
      <style:text-properties style:font-name="Droid Sans" fo:font-size="9pt" fo:language="es" fo:country="VE" officeooo:rsid="001823d8" officeooo:paragraph-rsid="001b1492" style:font-size-asian="9pt" style:font-size-complex="9pt"/>
    </style:style>
    <style:style style:name="P31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0e3c0c" officeooo:paragraph-rsid="001b1492" style:font-size-asian="9pt" style:font-size-complex="9pt"/>
    </style:style>
    <style:style style:name="P32" style:family="paragraph" style:parent-style-name="Table_20_Contents">
      <loext:graphic-properties draw:fill="none" draw:fill-color="#ffffff"/>
      <style:paragraph-properties fo:line-height="115%" fo:text-align="center" style:justify-single-word="false" fo:background-color="transparent" style:writing-mode="page"/>
      <style:text-properties style:font-name="Droid Sans" fo:font-size="9pt" fo:language="es" fo:country="VE" officeooo:rsid="000e3c0c" officeooo:paragraph-rsid="001b1492" style:font-size-asian="9pt" style:font-size-complex="9pt"/>
    </style:style>
    <style:style style:name="P33" style:family="paragraph" style:parent-style-name="Table_20_Contents" style:list-style-name="L11">
      <style:paragraph-properties fo:line-height="115%" style:writing-mode="page"/>
      <style:text-properties style:font-name="Droid Sans" fo:font-size="9pt" fo:language="es" fo:country="VE" officeooo:rsid="000e3c0c" officeooo:paragraph-rsid="001b1492" style:font-size-asian="9pt" style:font-size-complex="9pt"/>
    </style:style>
    <style:style style:name="P34" style:family="paragraph" style:parent-style-name="Table_20_Contents" style:list-style-name="L12">
      <style:paragraph-properties fo:line-height="115%" style:writing-mode="page"/>
      <style:text-properties style:font-name="Droid Sans" fo:font-size="9pt" fo:language="es" fo:country="VE" officeooo:rsid="000e3c0c" officeooo:paragraph-rsid="001b1492" style:font-size-asian="9pt" style:font-size-complex="9pt"/>
    </style:style>
    <style:style style:name="P35" style:family="paragraph" style:parent-style-name="Table_20_Contents" style:list-style-name="L13">
      <style:paragraph-properties fo:line-height="115%" style:writing-mode="page"/>
      <style:text-properties style:font-name="Droid Sans" fo:font-size="9pt" fo:language="es" fo:country="VE" officeooo:rsid="000e3c0c" officeooo:paragraph-rsid="001b1492" style:font-size-asian="9pt" style:font-size-complex="9pt"/>
    </style:style>
    <style:style style:name="P36" style:family="paragraph" style:parent-style-name="Table_20_Contents">
      <loext:graphic-properties draw:fill="none" draw:fill-color="#ffffff"/>
      <style:paragraph-properties fo:line-height="115%" fo:background-color="transparent" style:writing-mode="page"/>
      <style:text-properties style:font-name="Droid Sans" fo:font-size="9pt" fo:language="es" fo:country="VE" officeooo:rsid="000e3c0c" officeooo:paragraph-rsid="001b1492" style:font-size-asian="9pt" style:font-size-complex="9pt"/>
    </style:style>
    <style:style style:name="P37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1cbbdc" officeooo:paragraph-rsid="001cbbdc" style:font-size-asian="9pt" style:font-size-complex="9pt"/>
    </style:style>
    <style:style style:name="P38" style:family="paragraph" style:parent-style-name="Table_20_Contents" style:list-style-name="L11">
      <style:paragraph-properties fo:line-height="115%" style:writing-mode="page"/>
      <style:text-properties style:font-name="Droid Sans" fo:font-size="9pt" fo:language="es" fo:country="VE" officeooo:rsid="001e2937" officeooo:paragraph-rsid="001e2937" style:font-size-asian="9pt" style:font-size-complex="9pt"/>
    </style:style>
    <style:style style:name="P39" style:family="paragraph" style:parent-style-name="Table_20_Contents">
      <style:paragraph-properties fo:line-height="115%" fo:text-align="center" style:justify-single-word="false" style:writing-mode="page"/>
      <style:text-properties style:font-name="Droid Sans" fo:font-size="9pt" fo:language="es" fo:country="VE" officeooo:rsid="0022a587" officeooo:paragraph-rsid="0022a587" style:font-size-asian="9pt" style:font-size-complex="9pt"/>
    </style:style>
    <style:style style:name="T1" style:family="text">
      <style:text-properties officeooo:rsid="000cd1cc"/>
    </style:style>
    <style:style style:name="T2" style:family="text">
      <style:text-properties officeooo:rsid="001823d8"/>
    </style:style>
    <style:style style:name="T3" style:family="text">
      <style:text-properties officeooo:rsid="0013fd1e"/>
    </style:style>
    <style:style style:name="T4" style:family="text">
      <style:text-properties officeooo:rsid="001cbbdc"/>
    </style:style>
    <style:style style:name="T5" style:family="text">
      <style:text-properties officeooo:rsid="002105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stribución de actividades durante la <text:span text:style-name="T5">extensión</text:span> de pasantía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12"/>
        <table:table-column table:style-name="Table1.S"/>
        <table:table-row>
          <table:table-cell table:style-name="Table1.A1" table:number-rows-spanned="2" office:value-type="string">
            <text:p text:style-name="P6">Item</text:p>
          </table:table-cell>
          <table:table-cell table:style-name="Table1.A1" table:number-columns-spanned="4" office:value-type="string">
            <text:p text:style-name="P9">Tareas</text:p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7">Duración</text:p>
            <text:p text:style-name="P7">Semanas</text:p>
          </table:table-cell>
          <table:table-cell table:style-name="Table1.G1" table:number-columns-spanned="13" office:value-type="string">
            <text:p text:style-name="P8">Sema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9">Nombre</text:p>
          </table:table-cell>
          <table:table-cell table:style-name="Table1.B2" office:value-type="string">
            <text:p text:style-name="P9">Entrada</text:p>
          </table:table-cell>
          <table:table-cell table:style-name="Table1.B2" office:value-type="string">
            <text:p text:style-name="P9">Proceso</text:p>
          </table:table-cell>
          <table:table-cell table:style-name="Table1.B2" office:value-type="string">
            <text:p text:style-name="P9">Salida</text:p>
          </table:table-cell>
          <table:covered-table-cell/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12</text:p>
          </table:table-cell>
          <table:table-cell table:style-name="Table1.G1" office:value-type="string">
            <text:p text:style-name="P2">13</text:p>
          </table:table-cell>
        </table:table-row>
        <table:table-row table:style-name="Table1.3">
          <table:table-cell table:style-name="Table1.A1" table:number-rows-spanned="2" office:value-type="string">
            <text:p text:style-name="P10">1</text:p>
          </table:table-cell>
          <table:table-cell table:style-name="Table1.A1" table:number-rows-spanned="2" office:value-type="string">
            <text:p text:style-name="P16">Expansor de puertos Viking</text:p>
          </table:table-cell>
          <table:table-cell table:style-name="Table1.C3" table:number-rows-spanned="2" office:value-type="string">
            <text:list xml:id="list358469913" text:style-name="L1">
              <text:list-item>
                <text:p text:style-name="P11">Materiales desarro<text:span text:style-name="T1">l</text:span>lo PCB</text:p>
              </text:list-item>
              <text:list-item>
                <text:p text:style-name="P11">Circuitos integrados</text:p>
              </text:list-item>
              <text:list-item>
                <text:p text:style-name="P11">Aplicaciones <text:span text:style-name="T2">EDA</text:span> (KiCad, Eagle, <text:span text:style-name="T2">Proteus</text:span>)</text:p>
              </text:list-item>
            </text:list>
          </table:table-cell>
          <table:table-cell table:style-name="Table1.D3" table:number-rows-spanned="2" office:value-type="string">
            <text:list xml:id="list997489855" text:style-name="L8">
              <text:list-item>
                <text:p text:style-name="P13">Diseño <text:span text:style-name="T1">esquemáticos</text:span></text:p>
              </text:list-item>
              <text:list-item>
                <text:p text:style-name="P13"><text:span text:style-name="T1">Revisión</text:span> <text:span text:style-name="T1">esquemáticos</text:span></text:p>
              </text:list-item>
              <text:list-item>
                <text:p text:style-name="P21">Selección de componentes</text:p>
              </text:list-item>
              <text:list-item>
                <text:p text:style-name="P21">Simulación</text:p>
              </text:list-item>
              <text:list-item>
                <text:p text:style-name="P13"><text:span text:style-name="T1">Elaboración</text:span> PCB</text:p>
              </text:list-item>
              <text:list-item>
                <text:p text:style-name="P13">Soldadura de componentes</text:p>
              </text:list-item>
              <text:list-item>
                <text:p text:style-name="P13">Depuración tarjeta individual</text:p>
              </text:list-item>
              <text:list-item>
                <text:p text:style-name="P13"><text:span text:style-name="T1">Integración</text:span> con tarjeta madre</text:p>
              </text:list-item>
            </text:list>
          </table:table-cell>
          <table:table-cell table:style-name="Table1.A1" table:number-rows-spanned="2" office:value-type="string">
            <text:p text:style-name="P16">Tarjeta en PCB</text:p>
          </table:table-cell>
          <table:table-cell table:style-name="Table1.A1" table:number-rows-spanned="2" office:value-type="string">
            <text:p text:style-name="P10">4</text:p>
          </table:table-cell>
          <table:table-cell table:style-name="Table1.G3" office:value-type="string">
            <text:p text:style-name="P10"/>
          </table:table-cell>
          <table:table-cell table:style-name="Table1.G3" office:value-type="string">
            <text:p text:style-name="P4"/>
          </table:table-cell>
          <table:table-cell table:style-name="Table1.G3" office:value-type="string">
            <text:p text:style-name="P4"/>
          </table:table-cell>
          <table:table-cell table:style-name="Table1.G3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G1" office:value-type="string">
            <text:p text:style-name="P4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4" table:number-columns-spanned="13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B2" table:number-rows-spanned="2" office:value-type="string">
            <text:p text:style-name="P17">2</text:p>
          </table:table-cell>
          <table:table-cell table:style-name="Table1.B2" table:number-rows-spanned="2" office:value-type="string">
            <text:p text:style-name="P20">Tarjeta interfaz usuario</text:p>
          </table:table-cell>
          <table:table-cell table:style-name="Table1.C6" table:number-rows-spanned="2" office:value-type="string">
            <text:list xml:id="list1990744613" text:style-name="L9">
              <text:list-item>
                <text:p text:style-name="P14">Materiales desarrol<text:span text:style-name="T1">l</text:span>o PCB</text:p>
              </text:list-item>
              <text:list-item>
                <text:p text:style-name="P22">Elementos mecánicos (botones, cables, tornillos)</text:p>
              </text:list-item>
              <text:list-item>
                <text:p text:style-name="P14">Aplicaciones <text:span text:style-name="T2">EDA </text:span>(KiCad, Eagle)</text:p>
              </text:list-item>
            </text:list>
          </table:table-cell>
          <table:table-cell table:style-name="Table1.D6" table:number-rows-spanned="2" office:value-type="string">
            <text:list xml:id="list135005893523403" text:continue-list="list997489855" text:style-name="L8">
              <text:list-item>
                <text:p text:style-name="P13">Diseño esquemáticos</text:p>
              </text:list-item>
              <text:list-item>
                <text:p text:style-name="P13"><text:span text:style-name="T1">Revisión</text:span> <text:span text:style-name="T1">esquemáticos</text:span></text:p>
              </text:list-item>
              <text:list-item>
                <text:p text:style-name="P21">Selección de componentes</text:p>
              </text:list-item>
              <text:list-item>
                <text:p text:style-name="P13"><text:span text:style-name="T1">Elaboración</text:span> PCB</text:p>
              </text:list-item>
              <text:list-item>
                <text:p text:style-name="P13">Soldadura de componentes</text:p>
              </text:list-item>
              <text:list-item>
                <text:p text:style-name="P21">Pruebas de tarjeta individual</text:p>
              </text:list-item>
              <text:list-item>
                <text:p text:style-name="P21">Integración con tarjeta madre</text:p>
              </text:list-item>
            </text:list>
          </table:table-cell>
          <table:table-cell table:style-name="Table1.B2" table:number-rows-spanned="2" office:value-type="string">
            <text:p text:style-name="P20">Tarjeta de interfaz de usuario, teclado matricial.</text:p>
          </table:table-cell>
          <table:table-cell table:style-name="Table1.B2" table:number-rows-spanned="2" office:value-type="string">
            <text:p text:style-name="P17">1</text:p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I5" office:value-type="string">
            <text:p text:style-name="P19"/>
          </table:table-cell>
          <table:table-cell table:style-name="Table1.J5" office:value-type="string">
            <text:p text:style-name="P18"><text:s text:c="6"/></text:p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S5" office:value-type="string">
            <text:p text:style-name="P17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6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B2" table:number-rows-spanned="2" office:value-type="string">
            <text:p text:style-name="P25">3</text:p>
          </table:table-cell>
          <table:table-cell table:style-name="Table1.B2" table:number-rows-spanned="2" office:value-type="string">
            <text:p text:style-name="P28">Firmware control</text:p>
          </table:table-cell>
          <table:table-cell table:style-name="Table1.C8" table:number-rows-spanned="2" office:value-type="string">
            <text:list xml:id="list1001815251" text:style-name="L10">
              <text:list-item>
                <text:p text:style-name="P27">Computador PC</text:p>
              </text:list-item>
              <text:list-item>
                <text:p text:style-name="P27">Tarjeta madre <text:span text:style-name="T3">prototipo </text:span></text:p>
              </text:list-item>
              <text:list-item>
                <text:p text:style-name="P29">Aplicaciones IDE (MPLAB-X)</text:p>
              </text:list-item>
              <text:list-item>
                <text:p text:style-name="P29">Aplicaciones simulación electrónica (Proteus)</text:p>
              </text:list-item>
            </text:list>
          </table:table-cell>
          <table:table-cell table:style-name="Table1.D7" table:number-rows-spanned="2" office:value-type="string">
            <text:list xml:id="list135005789776777" text:continue-numbering="true" text:style-name="L10">
              <text:list-item>
                <text:p text:style-name="P27">Identificación de componentes</text:p>
              </text:list-item>
              <text:list-item>
                <text:p text:style-name="P27">Modelado de componentes</text:p>
              </text:list-item>
              <text:list-item>
                <text:p text:style-name="P27">Codificación</text:p>
              </text:list-item>
              <text:list-item>
                <text:p text:style-name="P27">Carga de firmware </text:p>
              </text:list-item>
              <text:list-item>
                <text:p text:style-name="P27">Pruebas aisladas</text:p>
              </text:list-item>
              <text:list-item>
                <text:p text:style-name="P27">Pruebas con periféricos individuales</text:p>
              </text:list-item>
              <text:list-item>
                <text:p text:style-name="P27">Integración</text:p>
              </text:list-item>
              <text:list-item>
                <text:p text:style-name="P27">Pruebas finales</text:p>
              </text:list-item>
            </text:list>
          </table:table-cell>
          <table:table-cell table:style-name="Table1.B2" table:number-rows-spanned="2" office:value-type="string">
            <text:p text:style-name="P26">Firmware controlador del dispositivo Cendit11713</text:p>
          </table:table-cell>
          <table:table-cell table:style-name="Table1.B2" table:number-rows-spanned="2" office:value-type="string">
            <text:p text:style-name="P25">6</text:p>
          </table:table-cell>
          <table:table-cell table:style-name="Table1.B2" office:value-type="string">
            <text:p text:style-name="P25"/>
          </table:table-cell>
          <table:table-cell table:style-name="Table1.B2" office:value-type="string">
            <text:p text:style-name="P25"/>
          </table:table-cell>
          <table:table-cell table:style-name="Table1.I7" office:value-type="string">
            <text:p text:style-name="P25"/>
          </table:table-cell>
          <table:table-cell table:style-name="Table1.I7" office:value-type="string">
            <text:p text:style-name="P25"/>
          </table:table-cell>
          <table:table-cell table:style-name="Table1.I7" office:value-type="string">
            <text:p text:style-name="P25"/>
          </table:table-cell>
          <table:table-cell table:style-name="Table1.I7" office:value-type="string">
            <text:p text:style-name="P25"/>
          </table:table-cell>
          <table:table-cell table:style-name="Table1.I7" office:value-type="string">
            <text:p text:style-name="P25"/>
          </table:table-cell>
          <table:table-cell table:style-name="Table1.I7" office:value-type="string">
            <text:p text:style-name="P25"/>
          </table:table-cell>
          <table:table-cell table:style-name="Table1.B2" office:value-type="string">
            <text:p text:style-name="P25"/>
          </table:table-cell>
          <table:table-cell table:style-name="Table1.B2" office:value-type="string">
            <text:p text:style-name="P25"/>
          </table:table-cell>
          <table:table-cell table:style-name="Table1.B2" office:value-type="string">
            <text:p text:style-name="P25"/>
          </table:table-cell>
          <table:table-cell table:style-name="Table1.B2" office:value-type="string">
            <text:p text:style-name="P25"/>
          </table:table-cell>
          <table:table-cell table:style-name="Table1.S7" office:value-type="string">
            <text:p text:style-name="P25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8" table:number-columns-spanned="13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B2" table:number-rows-spanned="2" office:value-type="string">
            <text:p text:style-name="P25">4</text:p>
          </table:table-cell>
          <table:table-cell table:style-name="Table1.B2" table:number-rows-spanned="2" office:value-type="string">
            <text:p text:style-name="P16">Tarjeta madre</text:p>
          </table:table-cell>
          <table:table-cell table:style-name="Table1.C10" table:number-rows-spanned="2" office:value-type="string">
            <text:list xml:id="list426842587" text:style-name="L11">
              <text:list-item>
                <text:p text:style-name="P15">Materiales desarrol<text:span text:style-name="T1">l</text:span>o PCB</text:p>
              </text:list-item>
              <text:list-item>
                <text:p text:style-name="P23">Circuitos integrados</text:p>
              </text:list-item>
              <text:list-item>
                <text:p text:style-name="P23">Elementos pasivos (resistores, capacitores)</text:p>
              </text:list-item>
              <text:list-item>
                <text:p text:style-name="P23">Elementos mecánicos (conectores de puertos, retenedores, tornillos)</text:p>
              </text:list-item>
              <text:list-item>
                <text:p text:style-name="P23">Carcasa metálica</text:p>
              </text:list-item>
              <text:list-item>
                <text:p text:style-name="P15">Aplicaciones <text:span text:style-name="T2">EDA </text:span>(KiCad, Eagle)</text:p>
              </text:list-item>
            </text:list>
          </table:table-cell>
          <table:table-cell table:style-name="Table1.D10" table:number-rows-spanned="2" office:value-type="string">
            <text:list xml:id="list135004289296976" text:continue-list="list135005893523403" text:style-name="L8">
              <text:list-item>
                <text:p text:style-name="P21">Diseño de esquemáticos</text:p>
              </text:list-item>
              <text:list-item>
                <text:p text:style-name="P21">Revisión de esquemáticos</text:p>
              </text:list-item>
              <text:list-item>
                <text:p text:style-name="P21">Selección de componentes</text:p>
              </text:list-item>
              <text:list-item>
                <text:p text:style-name="P21">Simulación</text:p>
              </text:list-item>
              <text:list-item>
                <text:p text:style-name="P13"><text:span text:style-name="T1">Elaboración</text:span> PCB</text:p>
              </text:list-item>
              <text:list-item>
                <text:p text:style-name="P13">Soldadura de componentes</text:p>
              </text:list-item>
              <text:list-item>
                <text:p text:style-name="P21">Carga de firmware</text:p>
              </text:list-item>
              <text:list-item>
                <text:p text:style-name="P21">Pruebas de tarjeta individual</text:p>
              </text:list-item>
              <text:list-item>
                <text:p text:style-name="P21">Integración con periféricos</text:p>
              </text:list-item>
            </text:list>
          </table:table-cell>
          <table:table-cell table:style-name="Table1.B2" table:number-rows-spanned="2" office:value-type="string">
            <text:p text:style-name="P20">Tarjeta madre en PCB</text:p>
          </table:table-cell>
          <table:table-cell table:style-name="Table1.B2" table:number-rows-spanned="2" office:value-type="string">
            <text:p text:style-name="P31">4</text:p>
          </table:table-cell>
          <table:table-cell table:style-name="Table1.B2" office:value-type="string">
            <text:p text:style-name="P31"/>
          </table:table-cell>
          <table:table-cell table:style-name="Table1.B2" office:value-type="string">
            <text:p text:style-name="P31"/>
          </table:table-cell>
          <table:table-cell table:style-name="Table1.J5" office:value-type="string">
            <text:p text:style-name="P31"/>
          </table:table-cell>
          <table:table-cell table:style-name="Table1.J5" office:value-type="string">
            <text:p text:style-name="P31"/>
          </table:table-cell>
          <table:table-cell table:style-name="Table1.J5" office:value-type="string">
            <text:p text:style-name="P31"/>
          </table:table-cell>
          <table:table-cell table:style-name="Table1.J5" office:value-type="string">
            <text:p text:style-name="P31"/>
          </table:table-cell>
          <table:table-cell table:style-name="Table1.M9" office:value-type="string">
            <text:p text:style-name="P31"/>
          </table:table-cell>
          <table:table-cell table:style-name="Table1.M9" office:value-type="string">
            <text:p text:style-name="P31"/>
          </table:table-cell>
          <table:table-cell table:style-name="Table1.M9" office:value-type="string">
            <text:p text:style-name="P31"/>
          </table:table-cell>
          <table:table-cell table:style-name="Table1.M9" office:value-type="string">
            <text:p text:style-name="P31"/>
          </table:table-cell>
          <table:table-cell table:style-name="Table1.B2" office:value-type="string">
            <text:p text:style-name="P31"/>
          </table:table-cell>
          <table:table-cell table:style-name="Table1.B2" office:value-type="string">
            <text:p text:style-name="P31"/>
          </table:table-cell>
          <table:table-cell table:style-name="Table1.S9" office:value-type="string">
            <text:p text:style-name="P3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0" table:number-columns-spanned="13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B2" table:number-rows-spanned="2" office:value-type="string">
            <text:p text:style-name="P25">5</text:p>
          </table:table-cell>
          <table:table-cell table:style-name="Table1.B2" table:number-rows-spanned="2" office:value-type="string">
            <text:p text:style-name="P24">Tarjeta alimentación DC</text:p>
          </table:table-cell>
          <table:table-cell table:style-name="Table1.C12" table:number-rows-spanned="2" office:value-type="string">
            <text:list xml:id="list135005020972420" text:continue-list="list426842587" text:style-name="L11">
              <text:list-item>
                <text:p text:style-name="P15">Materiales desarrol<text:span text:style-name="T1">l</text:span>o PCB</text:p>
              </text:list-item>
              <text:list-item>
                <text:p text:style-name="P23">Circuitos integrados</text:p>
              </text:list-item>
              <text:list-item>
                <text:p text:style-name="P23">Elementos pasivos (resistores, capacitores)</text:p>
              </text:list-item>
              <text:list-item>
                <text:p text:style-name="P23">Elementos mecánicos (conectores de puertos, retenedores, tornillos)</text:p>
              </text:list-item>
              <text:list-item>
                <text:p text:style-name="P33">Cables</text:p>
              </text:list-item>
              <text:list-item>
                <text:p text:style-name="P15">Aplicaciones <text:span text:style-name="T2">EDA </text:span>(KiCad, Eagle, <text:span text:style-name="T2">Spice</text:span>)</text:p>
              </text:list-item>
            </text:list>
          </table:table-cell>
          <table:table-cell table:style-name="Table1.D12" table:number-rows-spanned="2" office:value-type="string">
            <text:list xml:id="list135005281017330" text:continue-list="list135004289296976" text:style-name="L8">
              <text:list-item>
                <text:p text:style-name="P21">Diseño de esquemáticos</text:p>
              </text:list-item>
              <text:list-item>
                <text:p text:style-name="P21">Revisión de esquemáticos</text:p>
              </text:list-item>
              <text:list-item>
                <text:p text:style-name="P21">Selección de componentes</text:p>
              </text:list-item>
              <text:list-item>
                <text:p text:style-name="P21">Simulación </text:p>
              </text:list-item>
              <text:list-item>
                <text:p text:style-name="P13"><text:span text:style-name="T1">Elaboración</text:span> PCB</text:p>
              </text:list-item>
              <text:list-item>
                <text:p text:style-name="P13">Soldadura de componentes</text:p>
              </text:list-item>
              <text:list-item>
                <text:p text:style-name="P21">Pruebas de tarjeta individual</text:p>
              </text:list-item>
              <text:list-item>
                <text:p text:style-name="P21"><text:soft-page-break/>Integración en equipo</text:p>
              </text:list-item>
            </text:list>
          </table:table-cell>
          <table:table-cell table:style-name="Table1.B2" table:number-rows-spanned="2" office:value-type="string">
            <text:p text:style-name="P20">Tarjeta en PCB</text:p>
          </table:table-cell>
          <table:table-cell table:style-name="Table1.B2" table:number-rows-spanned="2" office:value-type="string">
            <text:p text:style-name="P17">4</text:p>
          </table:table-cell>
          <table:table-cell table:style-name="Table1.B2" office:value-type="string">
            <text:p text:style-name="P17"/>
          </table:table-cell>
          <table:table-cell table:style-name="Table1.H11" office:value-type="string">
            <text:p text:style-name="P17"/>
          </table:table-cell>
          <table:table-cell table:style-name="Table1.I11" office:value-type="string">
            <text:p text:style-name="P17"/>
          </table:table-cell>
          <table:table-cell table:style-name="Table1.J11" office:value-type="string">
            <text:p text:style-name="P17"/>
          </table:table-cell>
          <table:table-cell table:style-name="Table1.K11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B2" office:value-type="string">
            <text:p text:style-name="P17"/>
          </table:table-cell>
          <table:table-cell table:style-name="Table1.S11" office:value-type="string">
            <text:p text:style-name="P17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2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B2" table:number-rows-spanned="2" office:value-type="string">
            <text:p text:style-name="P25">6</text:p>
          </table:table-cell>
          <table:table-cell table:style-name="Table1.B2" table:number-rows-spanned="2" office:value-type="string">
            <text:p text:style-name="P16">Aplicación</text:p>
            <text:p text:style-name="P16">CenditLab</text:p>
          </table:table-cell>
          <table:table-cell table:style-name="Table1.C14" table:number-rows-spanned="2" office:value-type="string">
            <text:list xml:id="list135005057472616" text:continue-list="list135005020972420" text:style-name="L11">
              <text:list-item>
                <text:p text:style-name="P15">Computador PC</text:p>
              </text:list-item>
              <text:list-item>
                <text:p text:style-name="P15">Acceso a internet</text:p>
              </text:list-item>
              <text:list-item>
                <text:p text:style-name="P15">Bibliografía</text:p>
              </text:list-item>
              <text:list-item>
                <text:p text:style-name="P30">Aplicaciones IDE (JIDEA)</text:p>
              </text:list-item>
              <text:list-item>
                <text:p text:style-name="P30">JDK (librerías Java)</text:p>
              </text:list-item>
              <text:list-item>
                <text:p text:style-name="P38">Librerías comunicaciones con instrumentos</text:p>
              </text:list-item>
            </text:list>
          </table:table-cell>
          <table:table-cell table:style-name="Table1.D14" table:number-rows-spanned="2" office:value-type="string">
            <text:list xml:id="list135004780327398" text:continue-list="list135005281017330" text:style-name="L8">
              <text:list-item>
                <text:p text:style-name="P13"><text:span text:style-name="T1">Identificación</text:span> de componentes</text:p>
              </text:list-item>
              <text:list-item>
                <text:p text:style-name="P13">Modelado de componentes</text:p>
              </text:list-item>
              <text:list-item>
                <text:p text:style-name="P13">Codificación</text:p>
              </text:list-item>
              <text:list-item>
                <text:p text:style-name="P13">Pruebas</text:p>
              </text:list-item>
              <text:list-item>
                <text:p text:style-name="P13">Integración</text:p>
              </text:list-item>
            </text:list>
          </table:table-cell>
          <table:table-cell table:style-name="Table1.B2" table:number-rows-spanned="2" office:value-type="string">
            <text:p text:style-name="P12">Aplicación <text:span text:style-name="T1">funcional e instalador</text:span></text:p>
          </table:table-cell>
          <table:table-cell table:style-name="Table1.B2" table:number-rows-spanned="2" office:value-type="string">
            <text:p text:style-name="P39">8</text:p>
          </table:table-cell>
          <table:table-cell table:style-name="Table1.G13" office:value-type="string">
            <text:p text:style-name="P31"/>
          </table:table-cell>
          <table:table-cell table:style-name="Table1.H13" office:value-type="string">
            <text:p text:style-name="P31"/>
          </table:table-cell>
          <table:table-cell table:style-name="Table1.I13" office:value-type="string">
            <text:p text:style-name="P31"/>
          </table:table-cell>
          <table:table-cell table:style-name="Table1.J13" office:value-type="string">
            <text:p text:style-name="P31"/>
          </table:table-cell>
          <table:table-cell table:style-name="Table1.K13" office:value-type="string">
            <text:p text:style-name="P31"/>
          </table:table-cell>
          <table:table-cell table:style-name="Table1.L13" office:value-type="string">
            <text:p text:style-name="P31"/>
          </table:table-cell>
          <table:table-cell table:style-name="Table1.M13" office:value-type="string">
            <text:p text:style-name="P31"/>
          </table:table-cell>
          <table:table-cell table:style-name="Table1.N13" office:value-type="string">
            <text:p text:style-name="P31"/>
          </table:table-cell>
          <table:table-cell table:style-name="Table1.B2" office:value-type="string">
            <text:p text:style-name="P31"/>
          </table:table-cell>
          <table:table-cell table:style-name="Table1.B2" office:value-type="string">
            <text:p text:style-name="P31"/>
          </table:table-cell>
          <table:table-cell table:style-name="Table1.B2" office:value-type="string">
            <text:p text:style-name="P31"/>
          </table:table-cell>
          <table:table-cell table:style-name="Table1.B2" office:value-type="string">
            <text:p text:style-name="P31"/>
          </table:table-cell>
          <table:table-cell table:style-name="Table1.S13" office:value-type="string">
            <text:p text:style-name="P3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4" table:number-columns-spanned="13" office:value-type="string">
            <text:p text:style-name="P31"/>
            <text:p text:style-name="P32"/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B2" table:number-rows-spanned="2" office:value-type="string">
            <text:p text:style-name="P37">7</text:p>
          </table:table-cell>
          <table:table-cell table:style-name="Table1.B2" table:number-rows-spanned="2" office:value-type="string">
            <text:p text:style-name="P36"><text:span text:style-name="T4">Docu</text:span>mentación</text:p>
          </table:table-cell>
          <table:table-cell table:style-name="Table1.C16" table:number-rows-spanned="2" office:value-type="string">
            <text:list xml:id="list135005859556813" text:continue-list="list135005057472616" text:style-name="L11">
              <text:list-item>
                <text:p text:style-name="P15">Computador PC</text:p>
              </text:list-item>
              <text:list-item>
                <text:p text:style-name="P15">Acceso a internet</text:p>
              </text:list-item>
              <text:list-item>
                <text:p text:style-name="P15">Bibliografía</text:p>
              </text:list-item>
              <text:list-item>
                <text:p text:style-name="P30">Distribución de LaTex</text:p>
              </text:list-item>
              <text:list-item>
                <text:p text:style-name="P30">Editor de LaTex</text:p>
              </text:list-item>
            </text:list>
          </table:table-cell>
          <table:table-cell table:style-name="Table1.D16" table:number-rows-spanned="2" office:value-type="string">
            <text:list xml:id="list3015016569" text:style-name="L12">
              <text:list-item>
                <text:p text:style-name="P34">Recopilación de documentos</text:p>
              </text:list-item>
              <text:list-item>
                <text:p text:style-name="P34">Lectura</text:p>
              </text:list-item>
              <text:list-item>
                <text:p text:style-name="P34">Toma de notas</text:p>
              </text:list-item>
              <text:list-item>
                <text:p text:style-name="P34">Organización de notas</text:p>
              </text:list-item>
              <text:list-item>
                <text:p text:style-name="P34">Escritura de libro TEG</text:p>
              </text:list-item>
              <text:list-item>
                <text:p text:style-name="P34">Escritura de informes</text:p>
              </text:list-item>
            </text:list>
          </table:table-cell>
          <table:table-cell table:style-name="Table1.E16" table:number-rows-spanned="2" office:value-type="string">
            <text:list xml:id="list286225451" text:style-name="L13">
              <text:list-item>
                <text:p text:style-name="P35">Libro de TEG</text:p>
              </text:list-item>
              <text:list-item>
                <text:p text:style-name="P35">Informe técnico</text:p>
              </text:list-item>
              <text:list-item>
                <text:p text:style-name="P35">Instrucciones de trabajo</text:p>
              </text:list-item>
            </text:list>
          </table:table-cell>
          <table:table-cell table:style-name="Table1.B2" table:number-rows-spanned="2" office:value-type="string">
            <text:p text:style-name="P31">8</text:p>
          </table:table-cell>
          <table:table-cell table:style-name="Table1.B2" office:value-type="string">
            <text:p text:style-name="P31"/>
          </table:table-cell>
          <table:table-cell table:style-name="Table1.B2" office:value-type="string">
            <text:p text:style-name="P31"/>
          </table:table-cell>
          <table:table-cell table:style-name="Table1.B2" office:value-type="string">
            <text:p text:style-name="P31"/>
          </table:table-cell>
          <table:table-cell table:style-name="Table1.J15" office:value-type="string">
            <text:p text:style-name="P31"/>
          </table:table-cell>
          <table:table-cell table:style-name="Table1.K15" office:value-type="string">
            <text:p text:style-name="P31"/>
          </table:table-cell>
          <table:table-cell table:style-name="Table1.L15" office:value-type="string">
            <text:p text:style-name="P31"/>
          </table:table-cell>
          <table:table-cell table:style-name="Table1.M15" office:value-type="string">
            <text:p text:style-name="P31"/>
          </table:table-cell>
          <table:table-cell table:style-name="Table1.N15" office:value-type="string">
            <text:p text:style-name="P31"/>
          </table:table-cell>
          <table:table-cell table:style-name="Table1.O15" office:value-type="string">
            <text:p text:style-name="P31"/>
          </table:table-cell>
          <table:table-cell table:style-name="Table1.P15" office:value-type="string">
            <text:p text:style-name="P31"/>
          </table:table-cell>
          <table:table-cell table:style-name="Table1.Q15" office:value-type="string">
            <text:p text:style-name="P31"/>
          </table:table-cell>
          <table:table-cell table:style-name="Table1.B2" office:value-type="string">
            <text:p text:style-name="P31"/>
          </table:table-cell>
          <table:table-cell table:style-name="Table1.S15" office:value-type="string">
            <text:p text:style-name="P31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16" table:number-columns-spanned="13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2:52:25.010848987</meta:creation-date>
    <dc:date>2017-10-10T13:50:03.676504940</dc:date>
    <meta:editing-duration>PT34M43S</meta:editing-duration>
    <meta:editing-cycles>6</meta:editing-cycles>
    <meta:generator>LibreOffice/5.3.4.2$Linux_x86 LibreOffice_project/f82d347ccc0be322489bf7da61d7e4ad13fe2ff3</meta:generator>
    <meta:document-statistic meta:table-count="1" meta:image-count="0" meta:object-count="0" meta:page-count="2" meta:paragraph-count="154" meta:word-count="435" meta:character-count="2570" meta:non-whitespace-character-count="2366"/>
  </office:meta>
</office:document-meta>
</file>